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Preformatted_20_Text">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5, 2023 (05:12: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r IDE,</text:p>
        </text:list-item>
        <text:list-item>
          <text:p text:style-name="P1">To introduce you to reading error messages given by your compiler.</text:p>
        </text:list-item>
      </text:list>
      <text:h text:style-name="Heading_20_1" text:outline-level="1"><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2" text:outline-level="2"><text:bookmark-start text:name="opening-your-first-program"/>Opening Your First Program<text:bookmark-end text:name="opening-your-first-program"/></text:h>
      <text:list text:style-name="L2">
        <text:list-item>
          <text:p text:style-name="P2">Download <text:a xlink:type="simple" xlink:href="labs/HelloWorld/HelloWorld_Solution.zip" office:name=""><text:span text:style-name="Definition">HelloWorld_Solution.zip</text:span></text:a> and save it on your computer.</text:p>
        </text:list-item>
        <text:list-item>
          <text:p text:style-name="P2"><text:a xlink:type="simple" xlink:href="labs/HelloWorld/../../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NormalTok">HelloWorld_Solution</text:span><text:span text:style-name="OperatorTok">.</text:span><text:span text:style-name="FunctionTok">sln</text:span> file</text:p>
        </text:list-item>
        <text:list-item>
          <text:p text:style-name="P2">Clicking the <text:span text:style-name="OperatorTok">.</text:span><text:span text:style-name="FunctionTok">sln</text:span> file should launch your default C# IDE that <text:a xlink:type="simple" xlink:href="labs/HelloWorld/../../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First_20_paragraph">Elements of solution</text:p>
      <text:p text:style-name="Text_20_body">The zip archive we asked you to download is hosted on <text:a xlink:type="simple" xlink:href="https://csci-1301.github.io/" office:name=""><text:span text:style-name="Definition">https://csci-1301.github.io/</text:span></text:a>, that is, on <text:a xlink:type="simple" xlink:href="https://pages.github.com/" office:name=""><text:span text:style-name="Definition">Github pages</text:span></text:a>. There <text:span text:style-name="T1">can be</text:span> malware hosted on Github pages, and the fact that this website is secure (it uses http<text:span text:style-name="T1">s</text:span>) is in no ways a guarantee of safety. So, in short, this archive is safe because we told you so, and because we are careful how it is updated.</text:p>
      <text:p text:style-name="Text_20_body">Ultimately, many security decisions rest on trust, and you will have to trust us during this course. If you continue your study in our School, you will learn about <text:a xlink:type="simple" xlink:href="https://en.wikipedia.org/wiki/Virtualization" office:name=""><text:span text:style-name="Definition">virtualization</text:span></text:a>, that allows you to execute programs you cannot trust in a safe environment.</text:p>
      <text:p text:style-name="Definition_20_Term_20_Tight">Question:</text:p>
      <text:p text:style-name="Definition_20_Definition_20_Tight">How is an IDE different from other types of software? Identify 3 differences between an IDE and a web browser. Can you identify 3 similarities?</text:p>
      <text:p text:style-name="First_20_paragraph">Elements of solution</text:p>
      <text:p text:style-name="Text_20_body">This is really up to you! Among the similarities, one can remark that an IDE and pretty much every other software you have ever used both have:</text:p>
      <text:list text:style-name="L4">
        <text:list-item>
          <text:p text:style-name="P4">A graphical user interface (this is not always the case!),</text:p>
        </text:list-item>
        <text:list-item>
          <text:p text:style-name="P4">The capacity of connecting to the internet,</text:p>
        </text:list-item>
        <text:list-item>
          <text:p text:style-name="P4">A manual.</text:p>
        </text:list-item>
      </text:list>
      <text:h text:style-name="Heading_20_2" text:outline-level="2"><text:bookmark-start text:name="compiling-and-executing-your-first-program"/>Compiling and Executing Your First Program<text:bookmark-end text:name="compiling-and-executing-your-first-program"/></text:h>
      <text:p text:style-name="First_20_paragraph">For this part, everything will take place inside the IDE that was started previously.</text:p>
      <text:list text:style-name="L5">
        <text:list-item>
          <text:p text:style-name="P5">Within the IDE, first locate <text:span text:style-name="NormalTok">Program</text:span><text:span text:style-name="OperatorTok">.</text:span><text:span text:style-name="FunctionTok">cs</text:span>.</text:p>
          <text:p text:style-name="P5">This file will be visible in panel called “Solution Explorer” or “Explorer”, depending on the IDE. If you do not see such panel right away, explore the IDE menus to find and open it.</text:p>
        </text:list-item>
        <text:list-item>
          <text:p text:style-name="P5">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5">Let’s compile this program. Look for an option to <text:span text:style-name="NormalTok">Build solution</text:span> and click on it. What happened?</text:p>
        </text:list-item>
        <text:list-item>
          <text:p text:style-name="P5">Let’s execute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5">You will <text:span text:style-name="T2">extensively</text:span> compile and execute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6">
            <text:list-item>
              <text:p text:style-name="P6">Build solution: Ctrl + Shift + B</text:p>
            </text:list-item>
            <text:list-item>
              <text:p text:style-name="P6">Run / Start Debugging: Ctrl + F5</text:p>
            </text:list-item>
            <text:list-item>
              <text:p text:style-name="P6">Exit any program: Alt + F4</text:p>
            </text:list-item>
          </text:list>
          <text:p text:style-name="Definition_20_Term">MacOS:</text:p>
          <text:list text:style-name="L7">
            <text:list-item>
              <text:p text:style-name="P7">Build solution: Cmd + B</text:p>
            </text:list-item>
            <text:list-item>
              <text:p text:style-name="P7">Run / Start Debugging: Cmd + return   -or-   F5</text:p>
            </text:list-item>
            <text:list-item>
              <text:p text:style-name="P7">Exit any program: Cmd + q</text:p>
            </text:list-item>
          </text:list>
        </text:list-item>
      </text:list>
      <text:p text:style-name="First_20_paragraph">That makes 3 shortcuts already! You can find many more <text:a xlink:type="simple" xlink:href="labs/HelloWorld/../../shortcuts.html" office:name=""><text:span text:style-name="Definition">on this resource page</text:span></text:a>.</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and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8">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9">
        <text:list-item>
          <text:p text:style-name="P9">Create a folder for this class (<text:span text:style-name="NormalTok">CSCI1301</text:span>)</text:p>
        </text:list-item>
        <text:list-item>
          <text:p text:style-name="P9">Create subfolder for the <text:span text:style-name="NormalTok">HelloWorld</text:span> lab. Put all of the files related to the “HelloWorld” solution in this folder.</text:p>
        </text:list-item>
        <text:list-item>
          <text:p text:style-name="P9">Explore your backup. Check that you have multiple folders. Specifically check that your backup contains at least the following files:</text:p>
          <text:list text:style-name="L10">
            <text:list-item>
              <text:p text:style-name="P10"><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10"><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10"><text:span text:style-name="NormalTok">Program</text:span><text:span text:style-name="OperatorTok">.</text:span><text:span text:style-name="FunctionTok">cs</text:span> - this is the actual source code of your program and where you write code.</text:p>
            </text:list-item>
          </text:list>
          <text:p text:style-name="P9">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1">
        <text:list-item>
          <text:p text:style-name="P11">Re-download or transfer the files you just saved (the whole <text:span text:style-name="NormalTok">HelloWorld</text:span> folder) on the computer – or even better, share it with a classmate and ask them to complete the following steps with you, or do it <text:span text:style-name="T1">on a different computer</text:span>,</text:p>
        </text:list-item>
        <text:list-item>
          <text:p text:style-name="P11">Make sure you can still open the project in your IDE</text:p>
        </text:list-item>
        <text:list-item>
          <text:p text:style-name="P11">Do you remember…</text:p>
          <text:list>
            <text:list-item>
              <text:p text:style-name="P11">How to build the solution</text:p>
            </text:list-item>
            <text:list-item>
              <text:p text:style-name="P11">How to start the program without debugging?</text:p>
            </text:list-item>
            <text:list-item>
              <text:p text:style-name="P11">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execute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which allows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2">
        <text:list-item>
          <text:p text:style-name="P12">If you currently have a solution open in the IDE, close that solution.</text:p>
        </text:list-item>
        <text:list-item>
          <text:p text:style-name="P12">Use the IDE file menu to locate and re-open HelloWorld program.</text:p>
        </text:list-item>
        <text:list-item>
          <text:p text:style-name="P12">Build the program.</text:p>
        </text:list-item>
        <text:list-item>
          <text:p text:style-name="P12">Try to find <text:span text:style-name="NormalTok">Clean solution</text:span>. Cleaning is the action of removing all generated files (e.g. the compiled program).</text:p>
        </text:list-item>
        <text:list-item>
          <text:p text:style-name="P12">Close <text:span text:style-name="NormalTok">Solution Explorer</text:span> or <text:span text:style-name="NormalTok">Explorer</text:span> and make sure you can re-open it.</text:p>
        </text:list-item>
        <text:list-item>
          <text:p text:style-name="P12">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 were able to build the solution and start the program without debugging after each step. <text:a xlink:type="simple" xlink:href="labs/HelloWorld/../../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3">
        <text:list-item>
          <text:p text:style-name="P13">Change the program so that it violates one of the syntax rules of <text:span text:style-name="NormalTok">C#</text:span>.</text:p>
        </text:list-item>
        <text:list-item>
          <text:p text:style-name="P13">Build the solution, and note that an error is reported. The IDE will report a build error similar to the following:</text:p>
          <text:p text:style-name="P14">Build: 0 succeeded, 1 failed, 0 up-to-date, 0 skipped</text:p>
          <text:p text:style-name="P13">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3">Make sure you understand the meaning of the error message.</text:p>
        </text:list-item>
        <text:list-item>
          <text:p text:style-name="P13">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3">Make sure you can build the solution without a new error message.</text:p>
        </text:list-item>
        <text:list-item>
          <text:p text:style-name="P13">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12Z</meta:creation-date>
    <dc:date>2023-09-05T21:13:12Z</dc:date>
    <meta:user-defined meta:name="date" meta:value-type="string">September   5, 2023 (05:12: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